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16.212cm" fo:margin-left="0.044cm" table:align="left"/>
    </style:style>
    <style:style style:name="Tabla3.A" style:family="table-column">
      <style:table-column-properties style:column-width="1.011cm"/>
    </style:style>
    <style:style style:name="Tabla3.B" style:family="table-column">
      <style:table-column-properties style:column-width="1.78cm"/>
    </style:style>
    <style:style style:name="Tabla3.C" style:family="table-column">
      <style:table-column-properties style:column-width="13.421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1" style:family="table">
      <style:table-properties style:width="11.569cm" fo:margin-left="2.545cm" table:align="left"/>
    </style:style>
    <style:style style:name="Tabla1.A" style:family="table-column">
      <style:table-column-properties style:column-width="1.203cm"/>
    </style:style>
    <style:style style:name="Tabla1.B" style:family="table-column">
      <style:table-column-properties style:column-width="10.36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left="none" fo:border-right="0.05pt solid #000000" fo:border-top="0.05pt solid #000000" fo:border-bottom="0.05pt solid #000000"/>
    </style:style>
    <style:style style:name="Tabla2" style:family="table">
      <style:table-properties style:width="15.63cm" table:align="center"/>
    </style:style>
    <style:style style:name="Tabla2.A" style:family="table-column">
      <style:table-column-properties style:column-width="1.85cm"/>
    </style:style>
    <style:style style:name="Tabla2.B" style:family="table-column">
      <style:table-column-properties style:column-width="13.78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8" style:family="table">
      <style:table-properties style:width="11.497cm" fo:margin-left="2.233cm" table:align="left"/>
    </style:style>
    <style:style style:name="Tabla8.A" style:family="table-column">
      <style:table-column-properties style:column-width="11.497cm"/>
    </style:style>
    <style:style style:name="Tabla8.A1" style:family="table-cell">
      <style:table-cell-properties fo:padding="0.097cm" fo:border="0.05pt solid #000000"/>
    </style:style>
    <style:style style:name="Tabla4" style:family="table">
      <style:table-properties style:width="11.497cm" fo:margin-left="2.233cm" table:align="left"/>
    </style:style>
    <style:style style:name="Tabla4.A" style:family="table-column">
      <style:table-column-properties style:column-width="11.497cm"/>
    </style:style>
    <style:style style:name="Tabla4.1" style:family="table-row">
      <style:table-row-properties style:min-row-height="1.298cm"/>
    </style:style>
    <style:style style:name="Tabla4.A1" style:family="table-cell">
      <style:table-cell-properties fo:padding="0.097cm" fo:border="0.05pt solid #000000"/>
    </style:style>
    <style:style style:name="P1" style:family="paragraph" style:parent-style-name="Table_20_Contents">
      <style:text-properties fo:font-size="18pt" fo:font-weight="bold" officeooo:rsid="00220409" officeooo:paragraph-rsid="001c5d60" style:font-size-asian="18pt" style:font-weight-asian="bold" style:font-size-complex="18pt" style:font-weight-complex="bold"/>
    </style:style>
    <style:style style:name="P2" style:family="paragraph" style:parent-style-name="Table_20_Contents">
      <style:text-properties fo:font-size="18pt" fo:font-weight="bold" officeooo:rsid="00220409" officeooo:paragraph-rsid="001cc086" style:font-size-asian="18pt" style:font-weight-asian="bold" style:font-size-complex="18pt" style:font-weight-complex="bold"/>
    </style:style>
    <style:style style:name="P3" style:family="paragraph" style:parent-style-name="Table_20_Contents">
      <style:text-properties fo:font-style="italic" fo:font-weight="bold" officeooo:rsid="00220409" officeooo:paragraph-rsid="001c5d60" style:font-style-asian="italic" style:font-weight-asian="bold" style:font-style-complex="italic" style:font-weight-complex="bold"/>
    </style:style>
    <style:style style:name="P4" style:family="paragraph" style:parent-style-name="Table_20_Contents">
      <style:text-properties fo:font-style="italic" fo:font-weight="bold" officeooo:rsid="00233a6e" officeooo:paragraph-rsid="001cc086" style:font-style-asian="italic" style:font-weight-asian="bold" style:font-style-complex="italic" style:font-weight-complex="bold"/>
    </style:style>
    <style:style style:name="P5" style:family="paragraph" style:parent-style-name="Table_20_Contents">
      <style:text-properties officeooo:rsid="00220409" officeooo:paragraph-rsid="001c5d60"/>
    </style:style>
    <style:style style:name="P6" style:family="paragraph" style:parent-style-name="Table_20_Contents">
      <style:text-properties officeooo:rsid="00220409" officeooo:paragraph-rsid="001cc086"/>
    </style:style>
    <style:style style:name="P7" style:family="paragraph" style:parent-style-name="Table_20_Contents">
      <style:text-properties officeooo:paragraph-rsid="001c5d60"/>
    </style:style>
    <style:style style:name="P8" style:family="paragraph" style:parent-style-name="Table_20_Contents">
      <style:text-properties officeooo:paragraph-rsid="001cc086"/>
    </style:style>
    <style:style style:name="P9" style:family="paragraph" style:parent-style-name="Table_20_Contents">
      <style:text-properties officeooo:rsid="001cc086" officeooo:paragraph-rsid="001cc086"/>
    </style:style>
    <style:style style:name="P10" style:family="paragraph" style:parent-style-name="Table_20_Contents">
      <style:text-properties officeooo:rsid="0029f537" officeooo:paragraph-rsid="001f9a4a"/>
    </style:style>
    <style:style style:name="P11" style:family="paragraph" style:parent-style-name="Table_20_Contents">
      <style:text-properties officeooo:rsid="0029f537" officeooo:paragraph-rsid="0022243d"/>
    </style:style>
    <style:style style:name="P12" style:family="paragraph" style:parent-style-name="Table_20_Contents">
      <style:text-properties officeooo:rsid="001ffa6f" officeooo:paragraph-rsid="001ffa6f"/>
    </style:style>
    <style:style style:name="P13" style:family="paragraph" style:parent-style-name="Table_20_Contents">
      <style:text-properties officeooo:rsid="001ffa6f" officeooo:paragraph-rsid="00259704"/>
    </style:style>
    <style:style style:name="P14" style:family="paragraph" style:parent-style-name="Table_20_Contents">
      <style:text-properties officeooo:rsid="0022243d" officeooo:paragraph-rsid="0022243d"/>
    </style:style>
    <style:style style:name="P15" style:family="paragraph" style:parent-style-name="Table_20_Contents">
      <style:text-properties officeooo:rsid="00259704" officeooo:paragraph-rsid="00259704"/>
    </style:style>
    <style:style style:name="P16" style:family="paragraph" style:parent-style-name="Table_20_Contents">
      <style:text-properties fo:font-weight="bold" officeooo:rsid="001ffa6f" officeooo:paragraph-rsid="001ffa6f" style:font-weight-asian="bold" style:font-weight-complex="bold"/>
    </style:style>
    <style:style style:name="P17" style:family="paragraph" style:parent-style-name="Text_20_body">
      <style:text-properties officeooo:rsid="001dddbb" officeooo:paragraph-rsid="001dddbb"/>
    </style:style>
    <style:style style:name="P18" style:family="paragraph" style:parent-style-name="Text_20_body">
      <style:text-properties officeooo:rsid="001c5d60" officeooo:paragraph-rsid="0022243d"/>
    </style:style>
    <style:style style:name="P19" style:family="paragraph" style:parent-style-name="Text_20_body">
      <style:text-properties officeooo:rsid="001cc086" officeooo:paragraph-rsid="0022243d"/>
    </style:style>
    <style:style style:name="P20" style:family="paragraph" style:parent-style-name="Text_20_body">
      <style:text-properties officeooo:rsid="00216681" officeooo:paragraph-rsid="00216681"/>
    </style:style>
    <style:style style:name="P21" style:family="paragraph" style:parent-style-name="Text_20_body">
      <loext:graphic-properties draw:fill="solid" draw:fill-color="#ffff99" draw:fill-image-width="0cm" draw:fill-image-height="0cm"/>
      <style:paragraph-properties fo:background-color="#ffff99"/>
      <style:text-properties officeooo:rsid="0029d526" officeooo:paragraph-rsid="0029d526" fo:background-color="transparent"/>
    </style:style>
    <style:style style:name="P22" style:family="paragraph" style:parent-style-name="Text_20_body">
      <style:text-properties officeooo:rsid="002c03f4" officeooo:paragraph-rsid="002c03f4"/>
    </style:style>
    <style:style style:name="P23" style:family="paragraph" style:parent-style-name="Standard">
      <style:text-properties officeooo:rsid="001dddbb" officeooo:paragraph-rsid="001dddbb"/>
    </style:style>
    <style:style style:name="P24" style:family="paragraph" style:parent-style-name="Standard">
      <style:text-properties officeooo:rsid="001dddbb" officeooo:paragraph-rsid="0022243d"/>
    </style:style>
    <style:style style:name="P25" style:family="paragraph" style:parent-style-name="Standard">
      <style:text-properties officeooo:rsid="001cc086" officeooo:paragraph-rsid="001cc086"/>
    </style:style>
    <style:style style:name="P26" style:family="paragraph" style:parent-style-name="Standard">
      <style:text-properties officeooo:rsid="001cc086" officeooo:paragraph-rsid="0022243d"/>
    </style:style>
    <style:style style:name="P27" style:family="paragraph" style:parent-style-name="Standard">
      <style:text-properties officeooo:rsid="001ddc8c" officeooo:paragraph-rsid="0022243d"/>
    </style:style>
    <style:style style:name="P28" style:family="paragraph" style:parent-style-name="Standard">
      <style:text-properties officeooo:rsid="00259704" officeooo:paragraph-rsid="00259704"/>
    </style:style>
    <style:style style:name="P29" style:family="paragraph" style:parent-style-name="Text_20_body">
      <style:paragraph-properties fo:margin-left="1.251cm" fo:margin-right="0cm" fo:text-indent="0cm" style:auto-text-indent="false"/>
      <style:text-properties officeooo:rsid="001f9a4a" officeooo:paragraph-rsid="001f9a4a"/>
    </style:style>
    <style:style style:name="P30" style:family="paragraph" style:parent-style-name="Text_20_body">
      <style:paragraph-properties fo:margin-left="1.251cm" fo:margin-right="0cm" fo:text-indent="0cm" style:auto-text-indent="false"/>
      <style:text-properties officeooo:rsid="001f9a4a" officeooo:paragraph-rsid="0022243d"/>
    </style:style>
    <style:style style:name="P31" style:family="paragraph" style:parent-style-name="Text_20_body">
      <style:paragraph-properties fo:margin-left="1.251cm" fo:margin-right="0cm" fo:text-indent="0cm" style:auto-text-indent="false"/>
      <style:text-properties officeooo:rsid="002e7b88" officeooo:paragraph-rsid="002e7b88"/>
    </style:style>
    <style:style style:name="P32" style:family="paragraph" style:parent-style-name="Standard">
      <style:paragraph-properties fo:margin-left="0cm" fo:margin-right="0cm" fo:text-indent="0cm" style:auto-text-indent="false"/>
      <style:text-properties officeooo:rsid="001dddbb" officeooo:paragraph-rsid="0022243d"/>
    </style:style>
    <style:style style:name="P33" style:family="paragraph" style:parent-style-name="Table_20_Contents" style:list-style-name="L1">
      <style:text-properties style:text-underline-style="solid" style:text-underline-width="auto" style:text-underline-color="font-color" officeooo:rsid="001cc086" officeooo:paragraph-rsid="001cc086"/>
    </style:style>
    <style:style style:name="P34" style:family="paragraph" style:parent-style-name="Table_20_Contents" style:list-style-name="L2">
      <style:text-properties officeooo:rsid="0029f537" officeooo:paragraph-rsid="001f9a4a"/>
    </style:style>
    <style:style style:name="P35" style:family="paragraph" style:parent-style-name="Table_20_Contents" style:list-style-name="L2">
      <style:text-properties officeooo:rsid="0029f537" officeooo:paragraph-rsid="0022243d"/>
    </style:style>
    <style:style style:name="P36" style:family="paragraph" style:parent-style-name="Table_20_Contents" style:list-style-name="L2">
      <style:text-properties officeooo:rsid="001f9a4a" officeooo:paragraph-rsid="001f9a4a"/>
    </style:style>
    <style:style style:name="P37" style:family="paragraph" style:parent-style-name="Table_20_Contents" style:list-style-name="L2">
      <style:text-properties officeooo:rsid="001f9a4a" officeooo:paragraph-rsid="00232eb2"/>
    </style:style>
    <style:style style:name="P38" style:family="paragraph" style:parent-style-name="Table_20_Contents" style:list-style-name="L2">
      <style:text-properties officeooo:rsid="0022243d" officeooo:paragraph-rsid="0022243d"/>
    </style:style>
    <style:style style:name="P39" style:family="paragraph" style:parent-style-name="Table_20_Contents">
      <style:text-properties officeooo:rsid="00311d84" officeooo:paragraph-rsid="00311d84"/>
    </style:style>
    <style:style style:name="P40" style:family="paragraph" style:parent-style-name="Table_20_Contents">
      <style:text-properties officeooo:rsid="0031ea57" officeooo:paragraph-rsid="0031ea57"/>
    </style:style>
    <style:style style:name="P41" style:family="paragraph" style:parent-style-name="Table_20_Contents">
      <style:text-properties officeooo:rsid="00339f55" officeooo:paragraph-rsid="00339f55"/>
    </style:style>
    <style:style style:name="P42" style:family="paragraph" style:parent-style-name="Table_20_Contents">
      <style:text-properties officeooo:rsid="00341dea" officeooo:paragraph-rsid="00341dea"/>
    </style:style>
    <style:style style:name="P43" style:family="paragraph" style:parent-style-name="Heading_20_2">
      <style:text-properties officeooo:rsid="001f9a4a" officeooo:paragraph-rsid="001f9a4a"/>
    </style:style>
    <style:style style:name="T1" style:family="text">
      <style:text-properties officeooo:rsid="001c5d60"/>
    </style:style>
    <style:style style:name="T2" style:family="text">
      <style:text-properties officeooo:rsid="00220409"/>
    </style:style>
    <style:style style:name="T3" style:family="text">
      <style:text-properties style:text-underline-style="solid" style:text-underline-width="auto" style:text-underline-color="font-color" fo:background-color="#999999" loext:char-shading-value="0" style:text-overline-style="solid" style:text-overline-width="auto" style:text-overline-color="font-color"/>
    </style:style>
    <style:style style:name="T4" style:family="text">
      <style:text-properties style:text-underline-style="solid" style:text-underline-width="auto" style:text-underline-color="font-color" officeooo:rsid="00220409" fo:background-color="#999999" loext:char-shading-value="0" style:text-overline-style="solid" style:text-overline-width="auto" style:text-overline-color="font-color"/>
    </style:style>
    <style:style style:name="T5" style:family="text">
      <style:text-properties style:text-underline-style="solid" style:text-underline-width="auto" style:text-underline-color="font-color" officeooo:rsid="001c5d60" fo:background-color="#999999" loext:char-shading-value="0" style:text-overline-style="solid" style:text-overline-width="auto" style:text-overline-color="font-color"/>
    </style:style>
    <style:style style:name="T6" style:family="text">
      <style:text-properties style:font-name="Times New Roman" style:text-underline-style="solid" style:text-underline-width="auto" style:text-underline-color="font-color" officeooo:rsid="00220409" fo:background-color="#999999" loext:char-shading-value="0" style:font-name-asian="Times New Roman" style:font-name-complex="Times New Roman" style:text-overline-style="solid" style:text-overline-width="auto" style:text-overline-color="font-color"/>
    </style:style>
    <style:style style:name="T7" style:family="text">
      <style:text-properties fo:background-color="#cccccc" loext:char-shading-value="0"/>
    </style:style>
    <style:style style:name="T8" style:family="text">
      <style:text-properties officeooo:rsid="00220409" fo:background-color="#cccccc" loext:char-shading-value="0"/>
    </style:style>
    <style:style style:name="T9" style:family="text">
      <style:text-properties officeooo:rsid="00233a6e" fo:background-color="#cccccc" loext:char-shading-value="0"/>
    </style:style>
    <style:style style:name="T10" style:family="text">
      <style:text-properties officeooo:rsid="00233a6e"/>
    </style:style>
    <style:style style:name="T11" style:family="text">
      <style:text-properties officeooo:rsid="001ddc8c"/>
    </style:style>
    <style:style style:name="T12" style:family="text">
      <style:text-properties officeooo:rsid="001f9a4a"/>
    </style:style>
    <style:style style:name="T13" style:family="text">
      <style:text-properties officeooo:rsid="002c95a5"/>
    </style:style>
    <style:style style:name="T14" style:family="text">
      <style:text-properties fo:color="#0000ff"/>
    </style:style>
    <style:style style:name="T15" style:family="text">
      <style:text-properties style:font-name="Liberation Mono"/>
    </style:style>
    <style:style style:name="T16" style:family="text">
      <style:text-properties officeooo:rsid="00216681"/>
    </style:style>
    <style:style style:name="T17" style:family="text">
      <style:text-properties officeooo:rsid="0022243d"/>
    </style:style>
    <style:style style:name="T18" style:family="text">
      <style:text-properties fo:font-size="16pt" fo:font-weight="bold" officeooo:rsid="0022243d" style:font-size-asian="16pt" style:font-weight-asian="bold" style:font-size-complex="16pt" style:font-weight-complex="bold"/>
    </style:style>
    <style:style style:name="T19" style:family="text">
      <style:text-properties officeooo:rsid="001cc086"/>
    </style:style>
    <style:style style:name="T20" style:family="text">
      <style:text-properties officeooo:rsid="00232eb2"/>
    </style:style>
    <style:style style:name="T21" style:family="text">
      <style:text-properties officeooo:rsid="00259704"/>
    </style:style>
    <style:style style:name="T22" style:family="text">
      <style:text-properties officeooo:rsid="00294c10"/>
    </style:style>
    <style:style style:name="T23" style:family="text">
      <style:text-properties officeooo:rsid="002ba7b3"/>
    </style:style>
    <style:style style:name="T24" style:family="text">
      <style:text-properties officeooo:rsid="003067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guntas <text:span text:style-name="T1">a realizar para demostrar la autoría en comprensión de lo realizado en la práctica B3-JEE</text:span></text:h>
      <text:p text:style-name="P17">Realizad las modificaciones oportunas en vuestra práctica y luego subir dichas modificaciones <text:span text:style-name="T16">comprimidas en un fichero</text:span> a la tarea creada para la ocasión. Recordad que debéis guardar cada ejercicio en su correspondiente carpeta “Problema1”, “Problema2” y “Problema3”, pudiendo prescindir el “Problema 1” si lo incluís con la carpeta “Problema2”. <text:span text:style-name="T22">Si incluís todos los ejercicios en una única aplicación entonces con una carpeta será suficiente.</text:span></text:p>
      <text:p text:style-name="P20">Incluye este documento, en el que indicarás las modificaciones que has realizado en la siguiente tabla </text:p>
      <text:p text:style-name="P21">Deberás incluir este fichero con las siguientes respuestas en la carpeta que entregues con las solución de los problemas.</text:p>
      <table:table table:name="Tabla3" table:style-name="Tabla3">
        <table:table-column table:style-name="Tabla3.A"/>
        <table:table-column table:style-name="Tabla3.B"/>
        <table:table-column table:style-name="Tabla3.C"/>
        <table:table-row>
          <table:table-cell table:style-name="Tabla3.A1" office:value-type="string">
            <text:p text:style-name="P16">Ej.</text:p>
          </table:table-cell>
          <table:table-cell table:style-name="Tabla3.A1" office:value-type="string">
            <text:p text:style-name="P16">Punt<text:span text:style-name="T21">os</text:span></text:p>
          </table:table-cell>
          <table:table-cell table:style-name="Tabla3.C1" office:value-type="string">
            <text:p text:style-name="P16">Realizado (Sí o blanco) - <text:span text:style-name="T21">Comentarios</text:span></text:p>
          </table:table-cell>
        </table:table-row>
        <table:table-row>
          <table:table-cell table:style-name="Tabla3.A2" office:value-type="string">
            <text:p text:style-name="P12">1</text:p>
          </table:table-cell>
          <table:table-cell table:style-name="Tabla3.A2" office:value-type="string">
            <text:p text:style-name="P12">1 pto</text:p>
          </table:table-cell>
          <table:table-cell table:style-name="Tabla3.C2" office:value-type="string">
            <text:p text:style-name="P39">Sí</text:p>
          </table:table-cell>
        </table:table-row>
        <table:table-row>
          <table:table-cell table:style-name="Tabla3.A2" office:value-type="string">
            <text:p text:style-name="P12">2</text:p>
          </table:table-cell>
          <table:table-cell table:style-name="Tabla3.A2" office:value-type="string">
            <text:p text:style-name="P12"><text:span text:style-name="T21">1,5</text:span> ptos</text:p>
          </table:table-cell>
          <table:table-cell table:style-name="Tabla3.C2" office:value-type="string">
            <text:p text:style-name="P40">Sí</text:p>
          </table:table-cell>
        </table:table-row>
        <table:table-row>
          <table:table-cell table:style-name="Tabla3.A2" office:value-type="string">
            <text:p text:style-name="P12">3</text:p>
          </table:table-cell>
          <table:table-cell table:style-name="Tabla3.A2" office:value-type="string">
            <text:p text:style-name="P12">1 pto</text:p>
          </table:table-cell>
          <table:table-cell table:style-name="Tabla3.C2" office:value-type="string">
            <text:p text:style-name="P41">Sí, a medias</text:p>
          </table:table-cell>
        </table:table-row>
        <table:table-row>
          <table:table-cell table:style-name="Tabla3.A2" office:value-type="string">
            <text:p text:style-name="P12">4</text:p>
          </table:table-cell>
          <table:table-cell table:style-name="Tabla3.A2" office:value-type="string">
            <text:p text:style-name="P12"><text:span text:style-name="T21">1,5</text:span> ptos</text:p>
          </table:table-cell>
          <table:table-cell table:style-name="Tabla3.C2" office:value-type="string">
            <text:p text:style-name="P41">Sí</text:p>
          </table:table-cell>
        </table:table-row>
        <table:table-row>
          <table:table-cell table:style-name="Tabla3.A2" office:value-type="string">
            <text:p text:style-name="P12">5</text:p>
          </table:table-cell>
          <table:table-cell table:style-name="Tabla3.A2" office:value-type="string">
            <text:p text:style-name="P12">1 pto</text:p>
          </table:table-cell>
          <table:table-cell table:style-name="Tabla3.C2" office:value-type="string">
            <text:p text:style-name="P42">Realizado en el 6</text:p>
          </table:table-cell>
        </table:table-row>
        <table:table-row>
          <table:table-cell table:style-name="Tabla3.A2" office:value-type="string">
            <text:p text:style-name="P12">6</text:p>
          </table:table-cell>
          <table:table-cell table:style-name="Tabla3.A2" office:value-type="string">
            <text:p text:style-name="P12">1 pto</text:p>
          </table:table-cell>
          <table:table-cell table:style-name="Tabla3.C2" office:value-type="string">
            <text:p text:style-name="P42">Sí</text:p>
          </table:table-cell>
        </table:table-row>
        <table:table-row>
          <table:table-cell table:style-name="Tabla3.A2" office:value-type="string">
            <text:p text:style-name="P12">7</text:p>
          </table:table-cell>
          <table:table-cell table:style-name="Tabla3.A2" office:value-type="string">
            <text:p text:style-name="P12"><text:span text:style-name="T21">1,5</text:span> ptos</text:p>
          </table:table-cell>
          <table:table-cell table:style-name="Tabla3.C2" office:value-type="string">
            <text:p text:style-name="P42">Sí</text:p>
          </table:table-cell>
        </table:table-row>
        <table:table-row>
          <table:table-cell table:style-name="Tabla3.A2" office:value-type="string">
            <text:p text:style-name="P15">8</text:p>
          </table:table-cell>
          <table:table-cell table:style-name="Tabla3.A2" office:value-type="string">
            <text:p text:style-name="P13"><text:span text:style-name="T21">1,5</text:span> ptos</text:p>
          </table:table-cell>
          <table:table-cell table:style-name="Tabla3.C2" office:value-type="string">
            <text:p text:style-name="P42">Sí</text:p>
          </table:table-cell>
        </table:table-row>
      </table:table>
      <text:p text:style-name="P20"/>
      <text:p text:style-name="P20">Eres libre de introducir cualquier comentario que consideres relevante.</text:p>
      <text:p text:style-name="P22">Con el objeto de evitar que modificaciones posteriores dejen inopertativo cualquiera de las soluciones anteriores podréis utilizar el control de versiones para ir guardando temporalmente los resultados. No olvidéis de indicar en los “commit” el ejercicio solucionado (Solución 1, ….)</text:p>
      <text:h text:style-name="P43" text:outline-level="2">Modificaciones a realizar <text:span text:style-name="T23">en vuestra práctica</text:span></text:h>
      <text:p text:style-name="P18"><text:span text:style-name="T18">1. P1</text:span><text:span text:style-name="T17"> - </text:span>Se desea incluir la operación “Resto de división” en la calculadora. (1 pto)</text:p>
      <text:p text:style-name="P18"><text:span text:style-name="T18">2. P1</text:span><text:span text:style-name="T17"> - </text:span>Si los números introducidos (Numero 1 y 2) son enteros se desea que la operación de dividir que realice vuestra aplicación muestre como resultado un entero, y se indique con el mensaje “(La operación es con enteros)” al mostrar el resultado <text:s/><text:span text:style-name="T12">(1,5 ptos)</text:span></text:p>
      <table:table table:name="Tabla1" table:style-name="Tabla1">
        <table:table-column table:style-name="Tabla1.A"/>
        <table:table-column table:style-name="Tabla1.B"/>
        <table:table-row>
          <table:table-cell table:style-name="Tabla1.A1" office:value-type="string">
            <text:p text:style-name="P1">2</text:p>
          </table:table-cell>
          <table:table-cell table:style-name="Tabla1.B1" office:value-type="string">
            <text:p text:style-name="P3">Introduzca números con los que operar</text:p>
            <text:p text:style-name="P5"/>
            <text:p text:style-name="P7"><text:span text:style-name="T2">Numero 1: <text:tab/></text:span><text:span text:style-name="T4"> <text:s text:c="3"/></text:span><text:span text:style-name="T5">10</text:span><text:span text:style-name="T4"> <text:s text:c="30"/></text:span><text:span text:style-name="T2"><text:s/></text:span></text:p>
            <text:p text:style-name="P7"><text:span text:style-name="T2">Operación <text:tab/></text:span><text:span text:style-name="T4"> </text:span><text:span text:style-name="T5">Divide</text:span><text:span text:style-name="T4"> <text:s text:c="7"/></text:span><text:span text:style-name="T6">▼</text:span><text:span text:style-name="T4"> </text:span><text:span text:style-name="T2"><text:s text:c="3"/></text:span></text:p>
            <text:p text:style-name="P7"><text:span text:style-name="T2">Numero 2: <text:tab/></text:span><text:span text:style-name="T4"> <text:s text:c="3"/></text:span><text:span text:style-name="T5">3</text:span><text:span text:style-name="T4"> <text:s text:c="30"/></text:span><text:span text:style-name="T2"><text:s/></text:span></text:p>
            <text:p text:style-name="P5"/>
            <text:p text:style-name="P7"><text:soft-page-break/><text:span text:style-name="T2"><text:tab/><text:tab/>[</text:span><text:span text:style-name="T8">Realizar operación</text:span><text:span text:style-name="T2">]</text:span></text:p>
            <text:p text:style-name="P7"/>
            <text:p text:style-name="P3">Resultado de la operación</text:p>
            <text:p text:style-name="P5"><text:span text:style-name="T1">10</text:span> / <text:span text:style-name="T1">3</text:span> = <text:span text:style-name="T1">3 (La operación es con enteros)</text:span></text:p>
            <text:p text:style-name="P5"/>
          </table:table-cell>
        </table:table-row>
      </table:table>
      <text:p text:style-name="P28">Nota sabemos que un número es entero cuando lo convertimos a entero y no lanza excepción.</text:p>
      <text:p text:style-name="P25"/>
      <text:p text:style-name="P26"><text:span text:style-name="T18">3. P1 - </text:span>En el ejercicio de tablas de multiplicar deseamos incluir un “huevo de pascua”, de forma que al introducir el número -1 y pulsar alguno de los botones <text:span text:style-name="T2">[</text:span><text:span text:style-name="T9">Mostrar tabla</text:span><text:span text:style-name="T8">]</text:span><text:span text:style-name="T2"> [</text:span><text:span text:style-name="T9">Mostrar todas las tablas</text:span><text:span text:style-name="T10">]</text:span> nos muestre la lista de 200 números (de 1 a 200) como una lista no ordenada (&lt;ul&gt; &lt;/ul&gt; <text:span text:style-name="T12">(1 pto)</text:span></text:p>
      <text:p text:style-name="P26"/>
      <text:p text:style-name="P19"><text:span text:style-name="T18">4. P1 - </text:span>Dentro de la opción “Tabla de multiplicar” incluye un menú rápido para que podamos mostrar cualquiera de las tablas <text:span text:style-name="T11">simplemente pulsando un enlace</text:span>. <text:span text:style-name="T12">(1,5 ptos)</text:span></text:p>
      <table:table table:name="Tabla2" table:style-name="Tabla2">
        <table:table-column table:style-name="Tabla2.A"/>
        <table:table-column table:style-name="Tabla2.B"/>
        <table:table-row>
          <table:table-cell table:style-name="Tabla2.A1" office:value-type="string">
            <text:p text:style-name="P2">1</text:p>
          </table:table-cell>
          <table:table-cell table:style-name="Tabla2.B1" office:value-type="string">
            <text:p text:style-name="P4">TABLAS DE MULTIPLICAR</text:p>
            <text:p text:style-name="P6"/>
            <text:p text:style-name="P8"><text:span text:style-name="T2">Numero: <text:tab/></text:span><text:span text:style-name="T4"> <text:s text:c="3"/>5 <text:s text:c="3"/></text:span><text:span text:style-name="T2"><text:s text:c="2"/>[</text:span><text:span text:style-name="T9">Mostrar tabla</text:span><text:span text:style-name="T8">]</text:span><text:span text:style-name="T2"> [</text:span><text:span text:style-name="T9">Mostrar todas las tablas</text:span><text:span text:style-name="T10">]</text:span></text:p>
            <text:p text:style-name="P8"/>
            <text:p text:style-name="P9">Menú de rápido:</text:p>
            <text:list xml:id="list3878215342649362398" text:style-name="L1">
              <text:list-item>
                <text:p text:style-name="P33">Tabla del 1</text:p>
              </text:list-item>
              <text:list-item>
                <text:p text:style-name="P33">Tabla del 2</text:p>
              </text:list-item>
              <text:list-item>
                <text:p text:style-name="P33">…</text:p>
              </text:list-item>
              <text:list-item>
                <text:p text:style-name="P33">Tabla del 10</text:p>
              </text:list-item>
            </text:list>
          </table:table-cell>
        </table:table-row>
      </table:table>
      <text:p text:style-name="P28">Nota: igual que se envían datos por “Post” se pueden enviar por “Get”</text:p>
      <text:p text:style-name="P27"><text:span text:style-name="T18">5. P2</text:span><text:span text:style-name="T19"> - </text:span>Se desea ampliar vuestra aplicación para que permita entrar a los siguientes usuarios con sus respectivas claves: (u1, c1), (u2, c2), (juan, cjuan) <text:span text:style-name="T12">(1pto)</text:span></text:p>
      <text:p text:style-name="P27"><text:span text:style-name="T18">6. P2</text:span><text:span text:style-name="T19"> - </text:span>Realiza la funcionalidad anterior utilizando una estructura de datos compleja, como un array, un mapa (Map), etc. <text:span text:style-name="T12">(1 pto)</text:span></text:p>
      <text:p text:style-name="P24"><text:span text:style-name="T18">7. P3</text:span> - Se desea ampliar la funcionalidad del problema <text:span text:style-name="T12">3 para que nos permita tener la siguiente opción (1,5 ptos)</text:span></text:p>
      <text:p text:style-name="P23"/>
      <table:table table:name="Tabla8" table:style-name="Tabla8">
        <table:table-column table:style-name="Tabla8.A"/>
        <table:table-row>
          <table:table-cell table:style-name="Tabla8.A1" office:value-type="string">
            <text:p text:style-name="P10">ESTADÍSTICAS USUARIOS</text:p>
            <text:p text:style-name="P10"/>
            <text:list xml:id="list1015411466238363760" text:style-name="L2">
              <text:list-item>
                <text:p text:style-name="P34">Mostrar todos los usuarios</text:p>
              </text:list-item>
              <text:list-item>
                <text:p text:style-name="P34">Mostrar porcentaje <text:span text:style-name="T13">de </text:span>apellidos</text:p>
              </text:list-item>
              <text:list-item>
                <text:p text:style-name="P36"><text:span text:style-name="T14">Usuarios cuyo nombre empiece por</text:span> <text:span text:style-name="T4"><text:s/></text:span><text:span text:style-name="T3">a</text:span><text:span text:style-name="T4"> <text:s text:c="7"/></text:span><text:s text:c="2"/><text:span text:style-name="T2">[</text:span><text:span text:style-name="T7">Mostrar</text:span><text:span text:style-name="T2">]</text:span> <text:s text:c="2"/></text:p>
              </text:list-item>
            </text:list>
          </table:table-cell>
        </table:table-row>
      </table:table>
      <text:p text:style-name="P29">Recordad que el operador <text:span text:style-name="T15">like ‘cadena%’</text:span> os permite obtener la lista de valores que empiezan por una cadena.</text:p>
      <text:p text:style-name="P32"><text:span text:style-name="T18">8. P1, P2, P3</text:span> - <text:span text:style-name="T12"><text:s/>Se nos solicita que unifiquemos nuestros problemas en una sola aplicación de forma que se pueda acceder a todas las opciones con un menú como el siguiente (1,5 ptos)</text:span></text:p>
      <text:p text:style-name="P24"/>
      <table:table table:name="Tabla4" table:style-name="Tabla4">
        <table:table-column table:style-name="Tabla4.A"/>
        <table:table-row table:style-name="Tabla4.1">
          <table:table-cell table:style-name="Tabla4.A1" office:value-type="string">
            <text:p text:style-name="P14">Problema 1, 2 y 3</text:p>
            <text:p text:style-name="P11"/>
            <text:list xml:id="list183950147038204" text:continue-numbering="true" text:style-name="L2">
              <text:list-item>
                <text:p text:style-name="P38">Calculadora</text:p>
              </text:list-item>
              <text:list-item>
                <text:p text:style-name="P38">Tablas multiplicar</text:p>
              </text:list-item>
              <text:list-item>
                <text:p text:style-name="P35">Mostrar todos los usuarios</text:p>
              </text:list-item>
              <text:list-item>
                <text:p text:style-name="P35">Mostrar porcentaje <text:span text:style-name="T13">de </text:span>apellidos</text:p>
              </text:list-item>
              <text:list-item>
                <text:p text:style-name="P37"><text:soft-page-break/><text:span text:style-name="T14">Usuarios cuyo nombre empiece por</text:span> <text:span text:style-name="T4"><text:s/></text:span><text:span text:style-name="T3">a</text:span><text:span text:style-name="T4"> <text:s text:c="7"/></text:span><text:s text:c="2"/><text:span text:style-name="T2">[</text:span><text:span text:style-name="T7">Mostrar</text:span><text:span text:style-name="T2">]</text:span> <text:s text:c="2"/><text:span text:style-name="T20">(si lo habéis hecho)</text:span></text:p>
              </text:list-item>
            </text:list>
          </table:table-cell>
        </table:table-row>
      </table:table>
      <text:p text:style-name="P30"/>
      <text:p text:style-name="P31">El el supuesto que ya tengáis hecha vuestra práctica de esta forma deberéis <text:span text:style-name="T24">hacer el proceso contrario, s</text:span>eparar l<text:span text:style-name="T24">os problemas, y</text:span> dejarla separada en dos aplicaciones diferentes (problema2 y problema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2:29:12.276000000</meta:creation-date>
    <dc:date>2016-03-16T18:39:49.747000000</dc:date>
    <meta:editing-duration>PT1H20M6S</meta:editing-duration>
    <meta:editing-cycles>19</meta:editing-cycles>
    <meta:generator>LibreOffice/5.0.4.2$Windows_x86 LibreOffice_project/2b9802c1994aa0b7dc6079e128979269cf95bc78</meta:generator>
    <meta:document-statistic meta:table-count="5" meta:image-count="0" meta:object-count="0" meta:page-count="3" meta:paragraph-count="72" meta:word-count="655" meta:character-count="3886" meta:non-whitespace-character-count="3188"/>
  </office:meta>
</office:document-meta>
</file>